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d8096" officeooo:paragraph-rsid="000d8096"/>
    </style:style>
    <style:style style:name="P2" style:family="paragraph" style:parent-style-name="Text_20_body">
      <style:text-properties officeooo:rsid="000d8096" officeooo:paragraph-rsid="000d8096"/>
    </style:style>
    <style:style style:name="P3" style:family="paragraph" style:parent-style-name="Text_20_body">
      <style:text-properties officeooo:paragraph-rsid="000d8096"/>
    </style:style>
    <style:style style:name="P4" style:family="paragraph" style:parent-style-name="Text_20_body" style:list-style-name="L1">
      <style:text-properties officeooo:paragraph-rsid="000d8096"/>
    </style:style>
    <style:style style:name="P5" style:family="paragraph" style:parent-style-name="Text_20_body" style:list-style-name="L1">
      <style:text-properties style:font-name="Consolas" fo:font-size="8pt" officeooo:paragraph-rsid="000d8096" style:font-size-asian="8pt" style:font-size-complex="8pt"/>
    </style:style>
    <style:style style:name="T1" style:family="text">
      <style:text-properties officeooo:rsid="000d8096"/>
    </style:style>
    <style:style style:name="T2" style:family="text">
      <style:text-properties style:font-name="Consolas"/>
    </style:style>
    <style:style style:name="T3" style:family="text">
      <style:text-properties style:font-name="Consolas" fo:font-size="8pt" style:font-size-asian="8pt" style:font-size-complex="8pt"/>
    </style:style>
    <style:style style:name="T4" style:family="text">
      <style:text-properties style:font-name="Consolas" fo:font-size="8pt" officeooo:rsid="000d8096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GENERAR APP ANDROID AMB IONIC</text:h>
      <text:p text:style-name="P3"/>
      <text:p text:style-name="P2">Comandes per correr una aplicació android a un dispositiu físic:</text:p>
      <text:list xml:id="list1195841048" text:style-name="L1">
        <text:list-item>
          <text:p text:style-name="P5"><text:span text:style-name="T1">ionic build</text:span></text:p>
        </text:list-item>
        <text:list-item>
          <text:p text:style-name="P4"><text:s/><text:span text:style-name="T3">ionic capacitor add android</text:span> </text:p>
        </text:list-item>
        <text:list-item>
          <text:p text:style-name="P4"><text:span text:style-name="T3">ionic capacitor </text:span><text:span text:style-name="T4">copy</text:span><text:span text:style-name="T3"> android</text:span> / <text:span text:style-name="T1">bulid de la solució sense live reload</text:span></text:p>
        </text:list-item>
        <text:list-item>
          <text:p text:style-name="P4">i<text:span text:style-name="T3">onic capacitor run android -l –host=192.168.1.15</text:span> / <text:span text:style-name="T1">amb live reload</text:span></text:p>
        </text:list-item>
      </text:list>
      <text:p text:style-name="P2">Obiri el Andoid Studio i seleccionar el dispositiu fisic connectat al PC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18:42:34.339000000</meta:creation-date>
    <dc:date>2021-01-31T18:54:31.670000000</dc:date>
    <meta:editing-duration>PT1M47S</meta:editing-duration>
    <meta:editing-cycles>1</meta:editing-cycles>
    <meta:document-statistic meta:table-count="0" meta:image-count="0" meta:object-count="0" meta:page-count="1" meta:paragraph-count="7" meta:word-count="59" meta:character-count="345" meta:non-whitespace-character-count="295"/>
    <meta:generator>LibreOffice/7.0.3.1$Windows_X86_64 LibreOffice_project/d7547858d014d4cf69878db179d326fc3483e082</meta:generator>
  </office:meta>
</office:document-meta>
</file>